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ISACA HUAYTA, MARCEL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934387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ISACA HUAYTA, MARCE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3438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9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846238</text:p>
          </table:table-cell>
          <table:table-cell table:style-name="Tabla2.A2" office:value-type="string">
            <text:p text:style-name="P7">19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AMOGEN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2:48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